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 Wie wollen Sie die Geschichte erzählen? Diskutieren Sie:</text:p>
      <text:list xml:id="list270535982" text:style-name="L1">
        <text:list-item>
          <text:p text:style-name="P1">den Schwierigkeitsgrad. Eine Katze hat sieben Leben. Wie oft muss der Held/ die Heldin sterben, um das Amulett von Yendor zu finden?</text:p>
        </text:list-item>
      </text:list>
      <text:p text:style-name="Standard"/>
      <text:p text:style-name="Standard">Schwierigkeitsgrad:</text:p>
      <text:p text:style-name="Standard"/>
      <text:p text:style-name="Standard">Beim <text:s/>Anfangen ist der Schwierigkeitsgrad sehr schwer. Ein unerfahrener Spieler wird in der Regel sehr schnell sterben. Nur ganz leichte Aufträge können erledigt werden, bei denen man Erfahrungspunkte sammelt. </text:p>
      <text:p text:style-name="Standard"/>
      <text:p text:style-name="Standard">Der Max-Anzahl von Life Points wird auch erhöht, entweder von Demonen oder Engeln. </text:p>
      <text:p text:style-name="Standard"/>
      <text:p text:style-name="Standard">Fähigkeiten werden dem Spieler geschenkt bzw. entnommen von entweder Demonen oder Engeln. </text:p>
      <text:p text:style-name="Standard"/>
      <text:p text:style-name="Standard">Mit stärkeren Fähigkeiten wird das Alltagsleben im Spiel, d.h. der Umgang mit Menschen ohne besondere Kräfte, immer leichter. Dafür werden aber die Gegner immer stärker und die Aufgaben immer anspruchsvöller. </text:p>
      <text:p text:style-name="Standard"/>
      <text:p text:style-name="Standard">In dem Fall, dass der Spieler stirbt, werden dem Spieler alle in dem letzten erreichten Level gewonnenen Fähigkeiten sowie Erfahrungspunkte usw. entnommen und der Spieler wird sich wieder am Anfang des Levels befinden mit der Auswahl: Weiterkampfen oder Aufgeben. <text:s/>Da das Spiel beim Sterben nicht ganz beendet wird, dürfen die Levels die Fähigkeiten des Spielers überfordern. Der Spieler darf also öfter sterben.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12:53:37</meta:creation-date>
    <dc:date>2013-03-06T13:23:18</dc:date>
    <meta:editing-duration>PT26M43S</meta:editing-duration>
    <meta:editing-cycles>4</meta:editing-cycles>
    <meta:generator>LibreOffice/3.5$Linux_X86_64 LibreOffice_project/350m1$Build-2</meta:generator>
    <meta:document-statistic meta:table-count="0" meta:image-count="0" meta:object-count="0" meta:page-count="1" meta:paragraph-count="8" meta:word-count="179" meta:character-count="1219" meta:non-whitespace-character-count="1040"/>
  </office:meta>
</office:document-meta>
</file>